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DejaVu Sans Mono" officeooo:rsid="0003ff2d" officeooo:paragraph-rsid="0003ff2d"/>
    </style:style>
    <style:style style:name="P2" style:family="paragraph" style:parent-style-name="Standard">
      <style:text-properties style:font-name="DejaVu Sans Mono" fo:font-weight="bold" officeooo:rsid="0003ff2d" officeooo:paragraph-rsid="0003ff2d" style:font-weight-asian="bold" style:font-weight-complex="bold"/>
    </style:style>
    <style:style style:name="P3" style:family="paragraph" style:parent-style-name="Standard">
      <style:text-properties style:font-name="DejaVu Sans Mono" fo:font-weight="bold" officeooo:rsid="000569d3" officeooo:paragraph-rsid="000569d3" style:font-weight-asian="bold" style:font-weight-complex="bold"/>
    </style:style>
    <style:style style:name="P4" style:family="paragraph" style:parent-style-name="Standard">
      <style:text-properties style:font-name="DejaVu Sans Mono" fo:font-weight="bold" officeooo:rsid="0005ada3" officeooo:paragraph-rsid="0005ada3" style:font-weight-asian="bold" style:font-weight-complex="bold"/>
    </style:style>
    <style:style style:name="P5" style:family="paragraph" style:parent-style-name="Standard">
      <style:text-properties style:font-name="DejaVu Sans Mono" officeooo:rsid="000569d3" officeooo:paragraph-rsid="000569d3"/>
    </style:style>
    <style:style style:name="P6" style:family="paragraph" style:parent-style-name="Standard">
      <style:text-properties style:font-name="DejaVu Sans Mono" officeooo:rsid="0005ada3" officeooo:paragraph-rsid="0005ada3"/>
    </style:style>
    <style:style style:name="P7" style:family="paragraph" style:parent-style-name="Standard">
      <style:text-properties style:font-name="DejaVu Sans Mono" officeooo:rsid="0007733d" officeooo:paragraph-rsid="0007733d"/>
    </style:style>
    <style:style style:name="P8" style:family="paragraph" style:parent-style-name="Standard">
      <style:text-properties fo:color="#21409a" style:font-name="DejaVu Sans Mono" fo:font-weight="bold" officeooo:rsid="0003ff2d" officeooo:paragraph-rsid="0003ff2d" style:font-weight-asian="bold" style:font-weight-complex="bold"/>
    </style:style>
    <style:style style:name="P9" style:family="paragraph" style:parent-style-name="Standard">
      <style:text-properties fo:color="#21409a" style:font-name="DejaVu Sans Mono" fo:font-weight="bold" officeooo:rsid="0003ff2d" officeooo:paragraph-rsid="0005ada3" style:font-weight-asian="bold" style:font-weight-complex="bold"/>
    </style:style>
    <style:style style:name="P10" style:family="paragraph" style:parent-style-name="Standard">
      <style:text-properties fo:color="#21409a" style:font-name="DejaVu Sans Mono" fo:font-weight="bold" officeooo:rsid="0003ff2d" officeooo:paragraph-rsid="0007733d" style:font-weight-asian="bold" style:font-weight-complex="bold"/>
    </style:style>
    <style:style style:name="P11" style:family="paragraph" style:parent-style-name="Standard">
      <style:text-properties fo:color="#000000" style:font-name="DejaVu Sans Mono" fo:font-weight="normal" officeooo:rsid="0003ff2d" officeooo:paragraph-rsid="0007733d" style:font-weight-asian="normal" style:font-weight-complex="normal"/>
    </style:style>
    <style:style style:name="P12" style:family="paragraph" style:parent-style-name="Standard">
      <style:text-properties fo:color="#000000" style:font-name="DejaVu Sans Mono" fo:font-weight="normal" officeooo:rsid="000849f9" officeooo:paragraph-rsid="000849f9" style:font-weight-asian="normal" style:font-weight-complex="normal"/>
    </style:style>
    <style:style style:name="P13" style:family="paragraph" style:parent-style-name="Standard">
      <style:text-properties fo:color="#000000" style:font-name="DejaVu Sans Mono" fo:font-weight="normal" officeooo:rsid="00099b30" officeooo:paragraph-rsid="00099b30"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5ada3"/>
    </style:style>
    <style:style style:name="T3" style:family="text">
      <style:text-properties officeooo:rsid="0007733d"/>
    </style:style>
    <style:style style:name="T4" style:family="text">
      <style:text-properties officeooo:rsid="000850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Niveau Facile </text:p>
      <text:p text:style-name="P2">a) Trouver le nombre d’albums</text:p>
      <text:p text:style-name="P1">Album.count</text:p>
      <text:p text:style-name="P1">=&gt; 347</text:p>
      <text:p text:style-name="P1"/>
      <text:p text:style-name="P2">b) Auteur chanson “White Room”</text:p>
      <text:p text:style-name="P1">&gt;track1 = Track.find_by(title: "White Room")</text:p>
      <text:p text:style-name="P1">=&gt; #&lt;Track id: 505, title: "White Room", album: "The Cream Of Clapton",<text:span text:style-name="T1"> artist: "Eric Clapton"</text:span>, duration: 301583, size: 9872606, price: 0.99, created_at: "2019-10-23 13:19:01", updated_at: "2019-10-23 13:19:01"&gt; </text:p>
      <text:p text:style-name="P1">&gt;track1.artist</text:p>
      <text:p text:style-name="P1">=&gt; “Eric Clapton”</text:p>
      <text:p text:style-name="P1"/>
      <text:p text:style-name="P2">c) chanson qui dure 188133 milliseconds</text:p>
      <text:p text:style-name="P1">&gt;track1 = Track.find_by(duration: 188133)</text:p>
      <text:p text:style-name="P1">=&gt; #&lt;Track id: 40, title: "Perfect", album: "Jagged Little Pill", artist: "Alanis Morissette", duration: 188133, size: 6145404, price: 0.99, created_at: "2019-10-23 13:18:58", updated_at: "2019-10-23 13:18:58"&gt; </text:p>
      <text:p text:style-name="P1">&gt;track1.title</text:p>
      <text:p text:style-name="P1">=&gt; “Perfect”</text:p>
      <text:p text:style-name="P1"/>
      <text:p text:style-name="P3">d) groupe de l’album Use Your Illusion II</text:p>
      <text:p text:style-name="P5">&gt;album1 = Album.find_by(title: "Use Your Illusion II")</text:p>
      <text:p text:style-name="P5">=&gt; #&lt;Album id: 92, title: "Use Your Illusion II", artist: "Guns N Roses", created_at: "2019-10-23 13:18:57", updated_at: "2019-10-23 13:18:57"&gt; </text:p>
      <text:p text:style-name="P5">&gt; album1.artist</text:p>
      <text:p text:style-name="P5">=&gt; “Guns N Roses</text:p>
      <text:p text:style-name="P5"/>
      <text:p text:style-name="P9">Niveau <text:span text:style-name="T2">Moyen</text:span></text:p>
      <text:p text:style-name="P4">a) cmb albums avec titre contient Great</text:p>
      <text:p text:style-name="P6">&gt;albums1 = Album.where("title like ?", "%Great%")</text:p>
      <text:p text:style-name="P6">&gt;albums1 = Album.where("title like ?", "%Great%")</text:p>
      <text:p text:style-name="P6">=&gt; 13</text:p>
      <text:p text:style-name="P6"/>
      <text:p text:style-name="P4">b) supprimer albums dont le nom contient music</text:p>
      <text:p text:style-name="P6">Album.where("title like ?", "%music%").delete_all</text:p>
      <text:p text:style-name="P6">=&gt; 4</text:p>
      <text:p text:style-name="P6"/>
      <text:p text:style-name="P4">c) nombre albums écrits par AC/DC</text:p>
      <text:p text:style-name="P6">album1 = Album.where(artist: "AC/DC")</text:p>
      <text:p text:style-name="P6">album1.count</text:p>
      <text:p text:style-name="P6">=&gt; 2</text:p>
      <text:p text:style-name="P6"/>
      <text:p text:style-name="P4">d) cmb chansons durent 158589s</text:p>
      <text:p text:style-name="P6">track1 = Track.find_by(duration: 158589)</text:p>
      <text:p text:style-name="P7">=&gt; nil</text:p>
      <text:p text:style-name="P7"/>
      <text:p text:style-name="P7"/>
      <text:p text:style-name="P7"/>
      <text:p text:style-name="P10"><text:soft-page-break/>Niveau <text:span text:style-name="T3">Difficile</text:span></text:p>
      <text:p text:style-name="P11">track1 = Track.where(artist: 'AC/DC')</text:p>
      <text:p text:style-name="P12">track1.pluck(:title)</text:p>
      <text:p text:style-name="P12"/>
      <text:p text:style-name="P12"><text:span text:style-name="T4">&gt;</text:span>Track.where("artist Like ?", "AC/DC").pluck(:title)</text:p>
      <text:p text:style-name="P12"><text:s/>=&gt; ["For Those About To Rock (We Salute You)", "Put The Finger On You", "Lets Get It Up", "Inject The Venom", "Snowballed", "Evil Walks", "C.O.D.", "Breaking The Rules", "Night Of The Long Knives", "Spellbound", "Go Down", "Dog Eat Dog", "Let There Be Rock", "Bad Boy Boogie", "Problem Child", "Overdose", "Hell Aint A Bad Place To Be", "Whole Lotta Rosie"] </text:p>
      <text:p text:style-name="P12"/>
      <text:p text:style-name="P12"/>
      <text:p text:style-name="P12"><text:span text:style-name="T4">&gt;</text:span>Track.where("album Like ?", "Let There Be Rock").pluck(:title)</text:p>
      <text:p text:style-name="P12">=&gt; ["Go Down", "Dog Eat Dog", "Let There Be Rock", "Bad Boy Boogie", "Problem Child", "Overdose", "Hell Aint A Bad Place To Be", "Whole Lotta Rosie"] </text:p>
      <text:p text:style-name="P12"/>
      <text:p text:style-name="P13">&gt;Track.where("album Like ?", "Let There Be Rock").sum(:duration)</text:p>
      <text:p text:style-name="P13">=&gt; 2453259</text:p>
      <text:p text:style-name="P13"/>
      <text:p text:style-name="P13">&gt;Track.where("artist Like ?", "Deep Purple").sum(:price)</text:p>
      <text:p text:style-name="P13">=&gt; 90.089999</text:p>
      <text:p text:style-name="P13"/>
      <text:p text:style-name="P13">Track.where("artist Like ?", "Eric Clapton").update(artist: "Britney Spears")</text:p>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3T15:21:35.913119479</meta:creation-date>
    <dc:date>2019-10-23T16:14:33.911246026</dc:date>
    <meta:editing-duration>PT20M1S</meta:editing-duration>
    <meta:editing-cycles>4</meta:editing-cycles>
    <meta:generator>LibreOffice/6.0.7.3$Linux_X86_64 LibreOffice_project/00m0$Build-3</meta:generator>
    <meta:document-statistic meta:table-count="0" meta:image-count="0" meta:object-count="0" meta:page-count="2" meta:paragraph-count="46" meta:word-count="316" meta:character-count="2294" meta:non-whitespace-character-count="2017"/>
  </office:meta>
</office:document-meta>
</file>